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38.25pt"/>
    </style:style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Arial" fo:font-size="8pt" style:font-size-asian="8pt" style:font-size-complex="8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position=""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size="8pt" style:font-size-asian="8pt" style:font-size-complex="8pt"/>
    </style:style>
    <style:style style:name="ce29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6"/>
        <table:table-row table:style-name="ro1">
          <table:table-cell table:style-name="ce24" office:value-type="string" calcext:value-type="string">
            <text:p>TESTS RUN AT $2015-05-16T16:17:26.446+00:00$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/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AccumulatingTests.rsc|: 1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AliasTests.rsc|: 25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AnnotationTests.rsc|: 1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AssignmentTests.rsc|: 5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BacktrackingTests.rsc|: 26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CallTests.rsc|: 7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CallTestsAux.rsc|: 0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ComprehensionTests.rsc|: 23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ConcretePatternTests1.rsc|: 7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ConcretePatternTests2.rsc|: 27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ConcreteSyntaxTests1.rsc|: 1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ConcreteSyntaxTests2.rsc|: 6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ConcreteTerms.rsc|: 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DataDeclarationTests.rsc|: 46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DataTypeTests.rsc|: 71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DeclarationTests.rsc|: 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FunctionCompositionTests.rsc|: 27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InterpolationTests.rsc|: 1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11 tests executed; 1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KeywordParameterTests.rsc|: 18 tests executed; 4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ParsingTests.rsc|: 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PatternTests.rsc|: 339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PatternDescendantTests.rsc|: 2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PatternList3Tests.rsc|: 49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ProjectionTests.rsc|: 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RangeTests.rsc|: 25 tests executed; 2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ReducerTests.rsc|: 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RegExpTests.rsc|: 60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SetMatchTests1.rsc|: 5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SetMatchTests2.rsc|: 68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StatementTests.rsc|: 10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SubscriptTests.rsc|: 38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TryCatchTests.rsc|: 25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functionality/VisitTests.rsc|: 147 tests executed; 1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Booleans.rsc|: 1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Equality.rsc|: 6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Functions.rsc|: 10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Integers.rsc|: 20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IO.rsc|: 1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IsDefined.rsc|: 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ListRelations.rsc|: 19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Lists.rsc|: 110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Locations.rsc|: 28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Maps.rsc|: 7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Matching.rsc|: 1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Memoization.rsc|: 2 tests executed; 1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Nodes.rsc|: 3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Overloading.rsc|: 1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Relations.rsc|: 19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Sets.rsc|: 36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SolvedIssues.rsc|: 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Strings.rsc|: 66 tests executed; 1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basic/Tuples.rsc|: 1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BooleanTests.rsc|: 1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GraphTests.rsc|: 2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IntegerTests.rsc|: 1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ListRelationTests.rsc|: 146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ListTests.rsc|: 24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MapTests.rsc|: 10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MathTests.rsc|: 11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NodeTests.rsc|: 25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NumberTests.rsc|: 4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RelationTests.rsc|: 5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SetTests.rsc|: 55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StringTests.rsc|: 125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TypeTests.rsc|: 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ValueIOTests.rsc|: 4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analysis/statistics/RangeUtils.rsc|: 0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lang/csv/CSVIOTests.rsc|: 10 tests executed; 2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library/lang/json/JSONIOTests.rsc|: 30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imports/ImportTests1.rsc|: 3 tests executed; 1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imports/ImportTests2.rsc|: 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imports/ImportTests3.rsc|: 5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imports/ImportTests4.rsc|: 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imports/ImportTests5.rsc|: 5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imports/ImportTests6.rsc|: 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imports/ImportTests7.rsc|: 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imports/ImportTests8.rsc|: 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imports/ModuleInitRange.rsc|: 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extends/ABSTRACTTYPE.rsc|: 18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extends/A1.rsc|: 45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extends/A2.rsc|: 45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extends/B1.rsc|: 4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extends/B2.rsc|: 49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extends/B3.rsc|: 3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extends/PARSETREE.rsc|: 10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extends/TYPE.rsc|: 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extends/UseImportBase.rsc|: 7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extends/UseImportBaseExtended.rsc|: 15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extends/UseExtendBase.rsc|: 10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tests/extends/UseExtendBaseExtended.rsc|: 18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basic/Ackermann.rsc|: 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basic/Bubble.rsc|: 9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basic/Factorial.rsc|: 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common/Calls.rsc|: 9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common/ColoredTrees.rsc|: 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common/CountConstructors.rsc|: 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common/Cycles.rsc|: 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common/Derivative.rsc|: 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common/Lift.rsc|: 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common/StringTemplate.rsc|: 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common/Trans.rsc|: 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common/WordReplacement.rsc|: 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common/WordCount/CountInLine1.rsc|: 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common/WordCount/CountInLine2.rsc|: 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common/WordCount/CountInLine3.rsc|: 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common/WordCount/WordCount.rsc|: 1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Dominators.rsc|: 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lang/Exp/Abstract/Eval.rsc|: 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lang/Exp/Combined/Automatic/Eval.rsc|: 8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lang/Exp/Combined/Manual/Eval.rsc|: 8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lang/Exp/Concrete/NoLayout/Eval.rsc|: 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lang/Exp/Concrete/WithLayout/Eval.rsc|: 4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lang/Lisra/Test.rsc|: 3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McCabe.rsc|: 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ReachingDefs.rsc|: 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Slicing.rsc|: 7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demo/Uninit.rsc|: 2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format/Escape.rsc|: 5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grammar/Lookahead.rsc|: 33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grammar/tests/ParserGeneratorTests.rsc|: 71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grammar/tests/PicoGrammar.rsc|: 39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grammar/tests/CGrammar.rsc|: 39 tests executed; 0 failed; 0 ignored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4" office:value-type="string" calcext:value-type="string">
            <text:p>|std:///lang/rascal/grammar/tests/CharactersTests.rsc|: 15 tests executed; 0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grammar/tests/LiteralsTests.rsc|: 31 tests executed; 0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grammar/tests/RascalGrammar.rsc|: 39 tests executed; 1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ConcreteSyntax.rsc|: 15 tests executed; 0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ExpressionGrammars.rsc|: 19 tests executed; 0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: 12 tests executed; 4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KnownIssues.rsc|: 1 tests executed; 0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meta/ModuleInfoTests.rsc|: 4 tests executed; 0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PreBootstrap.rsc|: 6 tests executed; 0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SolvedIssues.rsc|: 11 tests executed; 0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ypes/tests/AbstractKindTests.rsc|: 1 tests executed; 0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ypes/tests/AbstractNameTests.rsc|: 15 tests executed; 0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ypes/tests/UtilTests.rsc|: 8 tests executed; 0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yaml/Model.rsc|: 1 tests executed; 0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util/PriorityQueue.rsc|: 1 tests executed; 0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util/UUID.rsc|: 1 tests executed; 0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Tests.rsc|(2146,134,&lt;89,0&gt;,&lt;98,1&gt;): FALSE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Tests.rsc|(1701,54,&lt;64,0&gt;,&lt;64,54&gt;): FALSE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Tests.rsc|(1082,161,&lt;42,0&gt;,&lt;45,1&gt;): FALSE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Tests.rsc|(851,62,&lt;34,0&gt;,&lt;36,1&gt;): FALSE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RangeTests.rsc|(1874,61,&lt;47,0&gt;,&lt;47,61&gt;): FALSE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RangeTests.rsc|(1814,58,&lt;46,0&gt;,&lt;46,58&gt;): FALSE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VisitTests.rsc|(18343,108,&lt;655,0&gt;,&lt;655,108&gt;): FALSE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Memoization.rsc|(450,183,&lt;26,0&gt;,&lt;35,1&gt;): FALSE test fails for arguments: {"㩮Ĵ"(false,136555279r33604559,kqk9C2h="jeZ"($2016-10-14T07:49:13.647+00:00$,Zzeg0T1=[],tgg8VZq=false,IEV0vfo=&lt;1580812785&gt;),LyL0547=694528235r653589424,aRwi2Pt="",rnF3e94=0.23104841271613752,MQB5KdH=0.05362065448947595)}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Strings.rsc|(7933,166,&lt;252,0&gt;,&lt;252,166&gt;): FALSE test fails for arguments: " \t \t" "\n \t"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library/lang/csv/CSVIOTests.rsc|(1859,99,&lt;61,0&gt;,&lt;61,99&gt;): FALSE "inferred types"test fails for arguments: {&lt;0.44462371562721936,0.6002885222042227,-1505846402,"",22942089r4233785&gt;,&lt;0.6771411975743471,0.46943206422718176,-818010,"",-11586370r1690653877&gt;,&lt;0.2437043289438292,0.05868055345318568,150723328,".5",1567314369r1601012947&gt;,&lt;0.7164576377259018,0.3586222204919377,684673505,"퇭āƶ䠹Ł",196456735r1106766444&gt;}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library/lang/csv/CSVIOTests.rsc|(1762,96,&lt;60,0&gt;,&lt;60,96&gt;): FALSE "inferred types"test fails for arguments: {&lt;"d6","8\n5",-1759796011,true,0.28929011138978244&gt;,&lt;"\t\n\u1680\u2029","\u0085\u2029\u2028\u2002",1703805024,true,0.6435807351581697&gt;}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imports/ImportTests1.rsc|(195,73,&lt;10,0&gt;,&lt;13,1&gt;): FALSE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grammar/tests/RascalGrammar.rsc|(93017,99,&lt;169,0&gt;,&lt;169,99&gt;): FALSE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486,171,&lt;61,0&gt;,&lt;61,171&gt;): FALSE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230,123,&lt;57,0&gt;,&lt;57,123&gt;): FALSE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1962,161,&lt;53,0&gt;,&lt;53,161&gt;): FALSE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1715,118,&lt;49,0&gt;,&lt;49,118&gt;): FALSE 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TEST SUMMARY: 4730 tests executed; 27 failed; 0 ignored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e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h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demo/lang/Func/Test.rsc|: Cannot execute due to compilation errors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format/Grammar.rsc|: Cannot execute due to compilation errors</text:p>
          </table:table-cell>
          <table:table-cell table:style-name="ce25"/>
          <table:table-cell table:number-columns-repeated="2"/>
          <table:table-cell table:style-name="ce25"/>
          <table:table-cell table:number-columns-repeated="1019"/>
        </table:table-row>
        <table:table-row table:style-name="ro1" table:number-rows-repeated="5">
          <table:table-cell table:style-name="ce25" table:number-columns-repeated="2"/>
          <table:table-cell table:number-columns-repeated="2"/>
          <table:table-cell table:style-name="ce25"/>
          <table:table-cell table:number-columns-repeated="1019"/>
        </table:table-row>
        <table:table-row table:style-name="ro1" table:number-rows-repeated="85">
          <table:table-cell table:style-name="ce25"/>
          <table:table-cell table:number-columns-repeated="3"/>
          <table:table-cell table:style-name="ce25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5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28"/>
        <table:table-row table:style-name="ro1">
          <table:table-cell table:style-name="ce27" office:value-type="string" calcext:value-type="string">
            <text:p>TESTS RUN AT $2015-05-16T11:42:03.530+00:00$</text:p>
          </table:table-cell>
          <table:table-cell table:number-columns-repeated="1023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TEST SUMMARY: 326 tests executed; 4 failed; 0 ignored</text:p>
          </table:table-cell>
          <table:table-cell table:number-columns-repeated="1023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3">
          <table:table-cell table:style-name="ce27"/>
          <table:table-cell table:number-columns-repeated="1023"/>
        </table:table-row>
        <table:table-row table:style-name="ro1">
          <table:table-cell table:style-name="ce27"/>
          <table:table-cell table:style-name="ce29" table:number-columns-repeated="1023"/>
        </table:table-row>
        <table:table-row table:style-name="ro1" table:number-rows-repeated="81">
          <table:table-cell table:style-name="ce27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5:43:56.7558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5-16T18:45:07.024745000</dc:date>
    <meta:editing-duration>P51DT7H58M21S</meta:editing-duration>
    <meta:editing-cycles>192</meta:editing-cycles>
    <meta:generator>LibreOffice/4.4.1.2$MacOSX_X86_64 LibreOffice_project/45e2de17089c24a1fa810c8f975a7171ba4cd432</meta:generator>
    <meta:document-statistic meta:table-count="4" meta:cell-count="339" meta:object-count="0"/>
  </office:meta>
</office:document-meta>
</file>